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cm" style:contextual-spacing="false" fo:text-indent="0cm" style:auto-text-indent="false"/>
    </style:style>
    <style:style style:name="P2" style:family="paragraph" style:parent-style-name="Standard">
      <style:text-properties officeooo:rsid="0018ebda" officeooo:paragraph-rsid="0018ebda"/>
    </style:style>
    <style:style style:name="P3" style:family="paragraph" style:parent-style-name="Standard">
      <style:text-properties officeooo:rsid="0018ebda" officeooo:paragraph-rsid="0018ebda"/>
    </style:style>
    <style:style style:name="P4" style:family="paragraph" style:parent-style-name="Standard">
      <style:text-properties officeooo:rsid="001ccee4" officeooo:paragraph-rsid="001ccee4"/>
    </style:style>
    <style:style style:name="T1" style:family="text">
      <style:text-properties officeooo:rsid="001a1fb8"/>
    </style:style>
    <style:style style:name="T2" style:family="text">
      <style:text-properties officeooo:rsid="001b1ff7"/>
    </style:style>
    <style:style style:name="T3" style:family="text">
      <style:text-properties officeooo:rsid="001b8b05"/>
    </style:style>
    <style:style style:name="T4" style:family="text">
      <style:text-properties officeooo:rsid="001ccee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ovel lattice boltzmann method for simulation of strongly shear thinning viscoelastic fluids</text:p>
      <text:p text:style-name="Standard"/>
      <text:p text:style-name="P2">1. Introduction</text:p>
      <text:p text:style-name="P2">Why are strongly shear thinning viscoelastic fluids so important (omnipresent)<text:line-break/>Why simulate? Why LBM?<text:line-break/>Key idea and keywords</text:p>
      <text:p text:style-name="P2"/>
      <text:p text:style-name="P2">2. Rheology of viscoelastic fluids</text:p>
      <text:p text:style-name="P2">2.1 CY and phenomenological descriptions for the viscosity<text:line-break/>Define R_eta here<text:line-break/></text:p>
      <text:p text:style-name="P2">connection: normal force</text:p>
      <text:p text:style-name="P2"/>
      <text:p text:style-name="P2">2.2 Constitutive equations in hinstorical context</text:p>
      <text:p text:style-name="P2">refer to appendix for implementation details</text:p>
      <text:p text:style-name="P2">Introduce Wi as lambda*gamma_dot and show plot dependend on that to show relevant Wi range (fenep fit parameter → separates → simultaneous fit)</text:p>
      <text:p text:style-name="P2">Don’t do to much FENE-P here, maybe refer to appendix</text:p>
      <text:p text:style-name="P2"/>
      <text:p text:style-name="P2">2.3 Experimental Data and PTT fits</text:p>
      <text:p text:style-name="P2">2.3.1 SFB Alginate</text:p>
      <text:p text:style-name="P2">2.3.2 MC (show concentration)</text:p>
      <text:p text:style-name="P2">2.3.3 Assorted other fluids (get funcky)</text:p>
      <text:p text:style-name="P2"/>
      <text:p text:style-name="P2">Now that we have defined what me need, see what the literature provides</text:p>
      <text:p text:style-name="P2"/>
      <text:p text:style-name="P2">3 Current Literature<text:line-break/>What did they do in their simulations?<text:line-break/>What limits do they discover? (R_eta)</text:p>
      <text:p text:style-name="P2"><text:line-break/><text:span text:style-name="T1">Therefore we built our own</text:span><text:line-break/></text:p>
      <text:p text:style-name="P2">4 Numerical Method</text:p>
      <text:p text:style-name="P2">4.1 Basics<text:line-break/>Base of LBM and FVM description <text:span text:style-name="T2">coupling over lbm stress</text:span></text:p>
      <text:p text:style-name="P2">4.2 Viscosity shuffling</text:p>
      <text:p text:style-name="P2">why it is allowed, what it does, why it is exact</text:p>
      <text:p text:style-name="P2"/>
      <text:p text:style-name="P2">5 Validation and comparison<text:line-break/>5.1 2D Poiseuille vs theory (relevant parameters)</text:p>
      <text:p text:style-name="P2">5.2 3D Poiseuille vs theory (relevant parameters)<text:line-break/>5.3 Comparison vs Malaspinas (irrelevant parameters)</text:p>
      <text:p text:style-name="P2"><text:line-break/>Given that it is reasonably accurate here are some novel results<text:line-break/><text:line-break/>6 Results for non analytically solveable system</text:p>
      <text:p text:style-name="P2">6.1 Conical printing needle/<text:span text:style-name="T3">nozzle</text:span></text:p>
      <text:p text:style-name="P2">6.2 Cell in shear flow<text:line-break/>6.3 RT-DC<text:line-break/><text:line-break/>7 Conclusion<text:line-break/>I am the best</text:p>
      <text:p text:style-name="P2"><text:soft-page-break/></text:p>
      <text:p text:style-name="P2">Appendix</text:p>
      <text:p text:style-name="P2">A implementaion of constitutive equations</text:p>
      <text:p text:style-name="P4">B FENE-P</text:p>
      <text:p text:style-name="P4">singularity</text:p>
      <text:p text:style-name="P4">fitting params</text:p>
      <text:p text:style-name="P2"><text:span text:style-name="T4">C</text:span> Parameter Studies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1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3T22:00:27.973909411</meta:creation-date>
    <dc:date>2023-10-16T18:14:25.034544313</dc:date>
    <meta:editing-duration>PT40M17S</meta:editing-duration>
    <meta:editing-cycles>7</meta:editing-cycles>
    <meta:generator>LibreOffice/7.6.2.1$Linux_X86_64 LibreOffice_project/60$Build-1</meta:generator>
    <meta:document-statistic meta:table-count="0" meta:image-count="0" meta:object-count="0" meta:page-count="2" meta:paragraph-count="32" meta:word-count="251" meta:character-count="1615" meta:non-whitespace-character-count="1390"/>
  </office:meta>
</office:document-meta>
</file>